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574cm"/>
    </style:style>
    <style:style style:name="pr1" style:family="presentation" style:parent-style-name="Predeterminado-subtitle">
      <style:graphic-properties draw:fill-color="#ffffff" fo:min-height="9.134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2.629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margin-left="0cm" fo:margin-right="0cm" fo:margin-top="0.5cm" fo:margin-bottom="0cm" fo:line-height="100%" fo:text-indent="0cm"/>
      <style:text-properties fo:font-size="10pt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10pt"/>
    </style:style>
    <style:style style:name="T1" style:family="text">
      <style:text-properties fo:color="#006c3b" fo:font-weight="bold" style:font-weight-asian="bold" style:font-weight-complex="bold"/>
    </style:style>
    <style:style style:name="T2" style:family="text">
      <style:text-properties fo:color="#0066b3"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508f" fo:font-weight="bold" style:font-weight-asian="bold" style:font-weight-complex="bold"/>
    </style:style>
    <style:style style:name="T9" style:family="text">
      <style:text-properties fo:color="#21409a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94070a"/>
    </style:style>
    <style:style style:name="T12" style:family="text">
      <style:text-properties fo:color="#1b75bc" fo:font-weight="bold" style:font-weight-asian="bold" style:font-weight-complex="bold"/>
    </style:style>
    <style:style style:name="T13" style:family="text">
      <style:text-properties fo:color="#00aaa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2.585cm" presentation:class="subtitle" presentation:user-transformed="true">
          <draw:text-box>
            <text:p><text:span text:style-name="T1">Privacidad de Datos</text:span></text:p>
            <text:p><text:span text:style-name="T2">NextCloud</text:span></text:p>
            <text:p><text:span text:style-name="T3">Open Sour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2"><text:span text:style-name="T4">Mini Bi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3"><text:span text:style-name="T4">Esteban Ruiz Diaz</text:span></text:p>
              </text:list-header>
              <text:list-item>
                <text:p text:style-name="P3"><text:span text:style-name="T5">InfoSec Specialist - CEHv8 - LPIC 3 - iTILv3 - COBIT - BlackSmith - PMP BPMN - Python – NodeJS</text:span></text:p>
              </text:list-item>
              <text:list-item>
                <text:p text:style-name="P3"><text:span text:style-name="T5">+15 años en el Sector Tecnológico, 12 en el Exterior.</text:span></text:p>
              </text:list-item>
              <text:list-item>
                <text:p text:style-name="P3"><text:span text:style-name="T5">Coordinador Nacional Flisol Paragua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4">Privacidad de Datos &amp; NextCloud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ivacidad de Datos.</text:p>
              </text:list-item>
              <text:list-item>
                <text:p>Datos Compartidos.</text:p>
              </text:list-item>
              <text:list-item>
                <text:p>Seguridad de Datos.</text:p>
              </text:list-item>
              <text:list-item>
                <text:p>La Nube como Recurso de Almacenamiento.</text:p>
              </text:list-item>
              <text:list-item>
                <text:p>NextCloud vs todos los demás</text:p>
              </text:list-item>
              <text:list-item>
                <text:p>Características</text:p>
              </text:list-item>
              <text:list-item>
                <text:p>Instalación básica de NextCloud.</text:p>
              </text:list-item>
              <text:list-item>
                <text:p>Conclusió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2"><text:span text:style-name="T4">Privacidad de Dato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 mas seguro que los datos de Personales y de tu Empresa son súper importantes; trabajos como hojas de cálculos, copias pdf de documentos, notas internas, investigaciones personales, de mercado, financieras etc.</text:p>
              </text:list-item>
              <text:list-item>
                <text:p>Todos son bienes intangibles, invaluables en muchos casos y en casos de perdida serian una verdadera catástrofe Aquí entra el <text:span text:style-name="T4">Respald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2"><text:span text:style-name="T4">Datos Compartido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ecnologías para Compartir Datos; vamos de lo básico hasta lo mas completo/complejo.</text:p>
              </text:list-item>
              <text:list-item>
                <text:p>Carpetas Compartidas ambiente Windows, Red Local.</text:p>
              </text:list-item>
              <text:list-item>
                <text:p>Servidor con Active Directory de Windows Server, Red Local.</text:p>
              </text:list-item>
              <text:list-item>
                <text:p>Servidor Samba en ambiente Linux, compartido en una Red Local, Intranet, con otros dispositivos compatibles con el Protocolo.</text:p>
              </text:list-item>
              <text:list-item>
                <text:p>Sincronizadores de datos en la Nub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2"><text:span text:style-name="T4">Seguridad de Dato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ifrado de Datos</text:p>
              </text:list-item>
              <text:list-item>
                <text:p>Respaldos</text:p>
              </text:list-item>
              <text:list-item>
                <text:p>Almacenar Datos en la Nub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4" draw:layer="layout" svg:width="25.199cm" svg:height="2.845cm" svg:x="1.4cm" svg:y="0.52cm" presentation:class="title" presentation:user-transformed="true">
          <draw:text-box>
            <text:p text:style-name="P4"><text:span text:style-name="T6">La Nube como Recurso de Almacenamient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Tenemos Recursos Gratuitos conocidos como:</text:p>
              </text:list-header>
              <text:list-item>
                <text:p text:style-name="P3">Google Drive</text:p>
              </text:list-item>
              <text:list-item>
                <text:p text:style-name="P3">Dropbox</text:p>
              </text:list-item>
              <text:list-item>
                <text:p text:style-name="P3">OneDrive</text:p>
              </text:list-item>
              <text:list-item>
                <text:p text:style-name="P3">Mega</text:p>
              </text:list-item>
              <text:list-item>
                <text:p text:style-name="P3">NextClou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2"><text:span text:style-name="T4">NextCloud vs todos los demás.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7"><text:a xlink:href="https://nextcloud.com/compare/" xlink:type="simple">https://nextcloud.com/compare/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2"><text:span text:style-name="T4">Características</text:span></text:p>
          </draw:text-box>
        </draw:frame>
        <draw:frame draw:style-name="gr2" draw:text-style-name="P8" draw:layer="layout" svg:width="24.8cm" svg:height="12.949cm" svg:x="1.6cm" svg:y="2.8cm">
          <draw:text-box>
            <text:p text:style-name="P6">El software es libre y de código abierto, Nube Privada en donde tu tienes la propiedad de la nube y su control, Acceso y compartidos de archivos</text:p>
            <text:p text:style-name="P6">Seguridad y control, Monitoreo de tu servidor, Clientes de escritorio y móviles, Almacenamiento externo</text:p>
            <text:p text:style-name="P6">Calendario y contactos, Llamadas seguras de audio y video</text:p>
            <text:p text:style-name="P6">Collabora Online Office</text:p>
            <text:p text:style-name="P6">Además…</text:p>
            <text:p text:style-name="P6">Cuenta con un interfase de usuario fácil de usar.</text:p>
            <text:p text:style-name="P6">Edición de documentos y previsualización de miniaturas en PDF, imágenes, archivos de texto, archivos de Microsoft Office, etc.</text:p>
            <text:p text:style-name="P6">Integración de antivirus con la app anti-virus</text:p>
            <text:p text:style-name="P6">Carpetas y archivos precargados para usuarios nuevos. Puedes por ejemplo incluir un área para archivos del usuario con un tutorial que aparezca cuando el usuario se registra.</text:p>
            <text:p text:style-name="P6">Poderosa política de control de ingreso y contraseñas</text:p>
            <text:p text:style-name="P6">Control fino para móviles, escritorio o la web sobre acceso de datos y capacidad de compartición. Elije de la lista de usuarios y grupos, almacenados localmente o en otro servidor autorizado.</text:p>
            <text:p text:style-name="P6">Administración avanzada de cuotas con contabilidad configurable del almacenamiento externo</text:p>
            <text:p text:style-name="P6">Acceso rápido a las funciones del núcleo para desarrollo de apps con la poderosa app API <text:s/>y ganchos web de acuerdo al modelo de publicación / suscripción</text:p>
            <text:p text:style-name="P7"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2"><text:span text:style-name="T4">Instalación Básica de NextCloud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a xlink:href="https://nextcloud.com/install/#instructions-server" xlink:type="simple">https://nextcloud.com/install/#instructions-server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layer="layout" svg:width="25.199cm" svg:height="2.629cm" svg:x="1.4cm" svg:y="6.328cm" presentation:class="title" presentation:user-transformed="true">
          <draw:text-box>
            <text:p>Conclusion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2" draw:layer="layout" svg:width="25.199cm" svg:height="2.629cm" svg:x="1.4cm" svg:y="2.128cm" presentation:class="title" presentation:user-transformed="true">
          <draw:text-box>
            <text:p text:style-name="P2"><text:span text:style-name="T4">Gracias a Todos!</text:span></text:p>
          </draw:text-box>
        </draw:frame>
        <draw:frame presentation:style-name="pr4" draw:text-style-name="P3" draw:layer="layout" svg:width="25.199cm" svg:height="9.134cm" svg:x="1.4cm" svg:y="4.985cm" presentation:class="outline" presentation:user-transformed="true">
          <draw:text-box>
            <text:list text:style-name="L3">
              <text:list-header>
                <text:p text:style-name="P3"><text:span text:style-name="T8">Linkedin</text:span><text:span text:style-name="T9">:</text:span></text:p>
              </text:list-header>
              <text:list-item>
                <text:p text:style-name="P3"><text:s/><text:a xlink:href="https://linkedin.com/in/estebanruizdiaz" xlink:type="simple">https://linkedin.com/in/estebanruizdiaz</text:a></text:p>
                <text:p text:style-name="P3"><text:span text:style-name="T10">GitHub</text:span><text:span text:style-name="T11">:</text:span> </text:p>
              </text:list-item>
              <text:list-item>
                <text:p text:style-name="P3">https://github.com/eruizpy/charlas</text:p>
                <text:p text:style-name="P3"><text:span text:style-name="T12">Twitter</text:span><text:span text:style-name="T13">:</text:span> </text:p>
              </text:list-item>
              <text:list-item>
                <text:p text:style-name="P3">@eruizp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21:37:30.446434347</meta:creation-date>
    <dc:date>2020-04-17T23:18:36.457580498</dc:date>
    <meta:editing-duration>PT21M49S</meta:editing-duration>
    <meta:editing-cycles>3</meta:editing-cycles>
    <meta:generator>LibreOffice/6.0.7.3$Linux_X86_64 LibreOffice_project/00m0$Build-3</meta:generator>
    <meta:document-statistic meta:object-count="67"/>
  </office:meta>
</office:document-meta>
</file>